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Normal">
      <style:text-properties style:font-name="Arial" style:font-name-complex="Arial"/>
    </style:style>
    <style:style style:name="P2" style:family="paragraph" style:parent-style-name="Heading_20_1">
      <style:text-properties style:use-window-font-color="true" style:font-name="Arial" style:font-name-complex="Arial"/>
    </style:style>
    <style:style style:name="P3" style:family="paragraph" style:parent-style-name="Heading_20_1">
      <style:paragraph-properties fo:text-align="center" style:justify-single-word="false"/>
      <style:text-properties style:use-window-font-color="true" style:font-name="Arial" officeooo:paragraph-rsid="0003bc88" style:font-name-complex="Arial"/>
    </style:style>
    <style:style style:name="P4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5" style:family="paragraph" style:parent-style-name="Heading_20_2">
      <style:text-properties style:use-window-font-color="true" style:font-name="Arial" style:font-name-complex="Arial"/>
    </style:style>
    <style:style style:name="P6" style:family="paragraph" style:parent-style-name="Normal">
      <style:text-properties officeooo:paragraph-rsid="0003bc88"/>
    </style:style>
    <style:style style:name="P7" style:family="paragraph" style:parent-style-name="Paragraphe_20_de_20_liste" style:list-style-name="L1">
      <style:text-properties style:font-name="Arial" style:font-name-complex="Ari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03bc88" style:font-name-complex="Arial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officeooo:rsid="0003bc88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Police_20_par_20_défaut"><text:span text:style-name="T1">﻿</text:span></text:span><text:span text:style-name="Police_20_par_20_défaut"><text:span text:style-name="T2">Séance 3 - XML, des documents numériques</text:span></text:span></text:h>
      <text:p text:style-name="P1"/>
      <text:h text:style-name="P5" text:outline-level="2">Xml est une norme pour documents numériques</text:h>
      <text:p text:style-name="P1">Questions :</text:p>
      <text:p text:style-name="Normal"><text:span text:style-name="Police_20_par_20_défaut"><text:span text:style-name="T3"><text:s text:c="4"/>• </text:span></text:span><text:span text:style-name="Police_20_par_20_défaut"><text:span text:style-name="T5">&lt;!ELEMENT nom_element (fils1, fils2, …)</text:span></text:span><text:span text:style-name="Police_20_par_20_défaut"><text:span text:style-name="T3"> pour un élément XML</text:span></text:span></text:p>
      <text:p text:style-name="Normal"><text:span text:style-name="Police_20_par_20_défaut"><text:span text:style-name="T3"><text:s text:c="4"/>• </text:span></text:span><text:span text:style-name="Police_20_par_20_défaut"><text:span text:style-name="T5">&lt;!ATTLIST nom_element nom_attribut type d’attr définition_attr</text:span></text:span><text:span text:style-name="Police_20_par_20_défaut"><text:span text:style-name="T3"> pour un attribut d’un élément HTML</text:span></text:span></text:p>
      <text:p text:style-name="Normal"><text:span text:style-name="Police_20_par_20_défaut"><text:span text:style-name="T3"><text:s text:c="4"/>• On définit cette arborescence dans la balise </text:span></text:span><text:span text:style-name="Police_20_par_20_défaut"><text:span text:style-name="T5">&lt;!ELEMENT</text:span></text:span><text:span text:style-name="Police_20_par_20_défaut"><text:span text:style-name="T3"> , avec entre parenthèses les différentes fils de l’élément</text:span></text:span></text:p>
      <text:p text:style-name="Normal"><text:span text:style-name="Police_20_par_20_défaut"><text:span text:style-name="T3"><text:s text:c="4"/>• Résultats avec les commande </text:span></text:span><text:span text:style-name="Police_20_par_20_défaut"><text:span text:style-name="T5">xmllint</text:span></text:span><text:span text:style-name="Police_20_par_20_défaut"><text:span text:style-name="T3"> : No error</text:span></text:span></text:p>
      <text:p text:style-name="Normal"><text:span text:style-name="T3"><text:s text:c="4"/>• Tous les fichiers ont été validés, sauf pour les </text:span><text:span text:style-name="T4">cd</text:span><text:span text:style-name="T3"> :</text:span></text:p>
      <text:p text:style-name="P6"><text:span text:style-name="T3"><text:s text:c="8"/>◦ Il s’agissait d’une erreur de </text:span><text:span text:style-name="T4">syntaxe sur la balise CDS, qui dans la dtd était nomme Cds, et pour le caractère ‘é’ qui n’est pas conforme, à cause du type d’encodage</text:span></text:p>
      <text:h text:style-name="P3" text:outline-level="1">Séance 3 - Interlude : open data partout...</text:h>
      <text:h text:style-name="P5" text:outline-level="2">Données ouvertes, des histoires d'outils...</text:h>
      <text:p text:style-name="P1"><text:s text:c="4"/>• Les données de type CSV seront utilisés par des utilisateurs moins expérimentés en informatique, car son utilisation est facile, les données sont + lisibles et les outils permettant leur utilisation sont plus répandus (Microsoft Excel, LibreOffice Calc, éditeur de texte…)</text:p>
      <text:p text:style-name="P1"><text:s text:c="4"/>• Les données de type JSON et XML seront eux utilisés par des utilisateurs plus expérimentés en informatique, car la syntaxes de ces 2 types de données se rapprochent du JavaScript (objet) et de l’ HTML (balise), et les outils sont plus spécifiques (commande xmllint pour le XML, environnement de dev, ...).</text:p>
      <text:p text:style-name="P1"><text:s text:c="4"/>• L’un des intérêts de changer le format de données serait de s’adapter à leur type utilisation dans des applications, en fonction des besoins.</text:p>
      <text:p text:style-name="P1"/>
      <text:h text:style-name="P2" text:outline-level="1">D'autres questions se posent..</text:h>
      <text:list xml:id="list2469403913" text:style-name="L1">
        <text:list-item>
          <text:p text:style-name="P7">On utilisé un navigateur pour consulter les données rapidement, tout simplement grâce à une URL.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loext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re_20_1_20_Car" style:display-name="Titre 1 Car" style:family="text" style:parent-style-name="Police_20_par_20_défaut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Sebastien Klaus</meta:initial-creator>
    <meta:creation-date>2021-11-23T19:50:00Z</meta:creation-date>
    <dc:date>2021-11-24T14:29:55.964949018</dc:date>
    <meta:editing-cycles>6</meta:editing-cycles>
    <meta:editing-duration>PT40M39S</meta:editing-duration>
    <meta:document-statistic meta:table-count="0" meta:image-count="0" meta:object-count="0" meta:page-count="1" meta:paragraph-count="17" meta:word-count="262" meta:character-count="1618" meta:non-whitespace-character-count="1335"/>
    <meta:template xlink:type="simple" xlink:actuate="onRequest" xlink:title="" xlink:href="Normal.dotm"/>
  </office:meta>
</office:document-meta>
</file>